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" svg:font-family="Tahoma, Helvetica, Arial, sans-serif"/>
    <style:font-face style:name="Verdana2" svg:font-family="Verdana, Arial, Helvetica"/>
    <style:font-face style:name="Verdana4" svg:font-family="Verdana, Arial, Helvetica, sans-serif"/>
    <style:font-face style:name="Verdana" svg:font-family="Verdana, Geneva, Tahoma, sans-serif"/>
    <style:font-face style:name="Verdana1" svg:font-family="Verdana, Tahoma, Arial, Helvetica, sans-serif"/>
    <style:font-face style:name="Verdana3" svg:font-family="Verdana, Tahoma, 'Helvetica CE', sans-serif"/>
    <style:font-face style:name="arial" svg:font-family="arial"/>
    <style:font-face style:name="Times New Roman1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DejaVu Sans Condensed1" svg:font-family="'DejaVu Sans Condensed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3pt" style:font-size-asian="13pt" style:font-name-complex="Liberation Serif1" style:font-size-complex="13pt"/>
    </style:style>
    <style:style style:name="P2" style:family="paragraph" style:parent-style-name="Standard" style:list-style-name="L1">
      <style:text-properties fo:color="#000000" style:font-name="Liberation Serif" fo:font-size="13pt" style:font-size-asian="13pt" style:font-name-complex="Liberation Serif1" style:font-size-complex="13pt"/>
    </style:style>
    <style:style style:name="P3" style:family="paragraph" style:parent-style-name="Standard" style:list-style-name="L1">
      <style:text-properties fo:color="#000000" style:font-name="Liberation Serif" fo:font-size="13pt" style:font-size-asian="13pt" style:font-size-complex="13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2">
      <style:paragraph-properties fo:text-align="justify" style:justify-single-word="false"/>
    </style:style>
    <style:style style:name="P7" style:family="paragraph" style:parent-style-name="Standard" style:master-page-name="Standard">
      <style:paragraph-properties fo:text-align="justify" style:justify-single-word="false" style:page-number="auto"/>
      <style:text-properties fo:color="#000000" style:font-name="Liberation Serif" fo:font-size="13pt" fo:font-weight="bold" style:font-size-asian="13pt" style:font-weight-asian="bold" style:font-name-complex="Liberation Serif1" style:font-size-complex="13pt" style:font-weight-complex="bold"/>
    </style:style>
    <style:style style:name="T1" style:family="text">
      <style:text-properties style:font-name-asian="Liberation Serif1"/>
    </style:style>
    <style:style style:name="T2" style:family="text">
      <style:text-properties style:font-name-asian="Liberation Serif1" style:font-name-complex="Liberation Serif1"/>
    </style:style>
    <style:style style:name="T3" style:family="text">
      <style:text-properties style:font-name-asian="Liberation Serif1" style:font-size-asian="12pt" style:font-name-complex="Liberation Serif1" style:font-size-complex="12pt"/>
    </style:style>
    <style:style style:name="T4" style:family="text">
      <style:text-properties fo:color="#000000" fo:font-size="12pt" style:font-size-asian="12pt" style:font-name-complex="Liberation Serif1" style:font-size-complex="12pt"/>
    </style:style>
    <style:style style:name="T5" style:family="text">
      <style:text-properties fo:color="#000000" fo:font-size="12pt" fo:background-color="#ffffff" style:font-size-asian="12pt" style:font-name-complex="Liberation Serif1" style:font-size-complex="12pt"/>
    </style:style>
    <style:style style:name="T6" style:family="text">
      <style:text-properties fo:color="#000000" fo:font-size="12pt" fo:background-color="#ffffff" style:font-size-asian="12pt" style:font-name-complex="Liberation Serif1" style:font-size-complex="12pt" style:font-weight-complex="bold"/>
    </style:style>
    <style:style style:name="T7" style:family="text">
      <style:text-properties fo:color="#000000" fo:font-size="12pt" fo:background-color="#ffffff" style:font-name-asian="Liberation Serif1" style:font-size-asian="12pt" style:font-name-complex="Liberation Serif1" style:font-size-complex="12pt"/>
    </style:style>
    <style:style style:name="T8" style:family="text">
      <style:text-properties fo:color="#000000" fo:font-size="12pt" fo:background-color="#ffffff" style:font-name-asian="Liberation Serif1" style:font-size-asian="12pt" style:font-name-complex="Liberation Serif1" style:font-size-complex="12pt" style:font-weight-complex="bold"/>
    </style:style>
    <style:style style:name="T9" style:family="text">
      <style:text-properties fo:color="#000000" fo:font-size="12pt" style:font-name-asian="Liberation Serif1" style:font-size-asian="12pt" style:font-name-complex="Liberation Serif1" style:font-size-complex="12pt"/>
    </style:style>
    <style:style style:name="T10" style:family="text">
      <style:text-properties fo:color="#000000" style:font-name="Liberation Serif1" fo:font-size="12pt" fo:background-color="#ffffff" style:font-size-asian="12pt" style:font-name-complex="Liberation Serif1" style:font-size-complex="12pt"/>
    </style:style>
    <style:style style:name="T11" style:family="text">
      <style:text-properties fo:color="#000000" style:font-name="Liberation Serif1" fo:font-size="12pt" fo:background-color="#ffffff" style:font-name-asian="Liberation Serif1" style:font-size-asian="12pt" style:font-name-complex="Liberation Serif1" style:font-size-complex="12pt"/>
    </style:style>
    <style:style style:name="T12" style:family="text">
      <style:text-properties fo:color="#000000" style:font-name="Liberation Serif1" fo:font-size="12pt" fo:font-weight="bold" fo:background-color="#ffffff" style:font-size-asian="12pt" style:font-weight-asian="bold" style:font-name-complex="Liberation Serif1" style:font-size-complex="12pt" style:font-weight-complex="bold"/>
    </style:style>
    <style:style style:name="T13" style:family="text">
      <style:text-properties fo:color="#000000" style:text-outline="false" style:text-line-through-style="none" style:font-name="Liberation Serif1" fo:font-size="12pt" fo:font-style="normal" fo:text-shadow="none" style:text-underline-style="none" fo:font-weight="normal" fo:background-color="#ffffff" style:font-name-asian="Times New Roman1" style:font-size-asian="12pt" style:font-style-asian="normal" style:font-weight-asian="normal" style:font-name-complex="Liberation Serif1" style:font-size-complex="12pt" style:font-style-complex="normal" style:font-weight-complex="normal" style:text-emphasize="none"/>
    </style:style>
    <style:style style:name="T14" style:family="text">
      <style:text-properties fo:color="#000000" style:text-outline="false" style:text-line-through-style="none" style:font-name="Liberation Serif1" fo:font-size="12pt" fo:font-style="normal" fo:text-shadow="none" style:text-underline-style="none" fo:font-weight="normal" fo:background-color="#ffffff" style:font-size-asian="12pt" style:font-style-asian="normal" style:font-weight-asian="normal" style:font-name-complex="Liberation Serif1" style:font-size-complex="12pt" style:font-style-complex="normal" style:font-weight-complex="normal" style:text-emphasize="none"/>
    </style:style>
    <style:style style:name="T15" style:family="text">
      <style:text-properties fo:color="#000000" style:text-outline="false" style:text-line-through-style="none" style:font-name="Liberation Serif1" fo:font-size="12pt" fo:font-style="normal" fo:text-shadow="none" style:text-underline-style="none" fo:font-weight="normal" fo:background-color="#fffff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emphasize="none"/>
    </style:style>
    <style:style style:name="T16" style:family="text">
      <style:text-properties fo:color="#000000" style:text-outline="false" style:text-line-through-style="none" style:font-name="Liberation Serif1" fo:font-size="12pt" fo:font-style="normal" fo:text-shadow="none" style:text-underline-style="none" fo:font-weight="normal" fo:background-color="#ffffff" style:font-name-asian="Arial" style:font-size-asian="12pt" style:font-style-asian="normal" style:font-weight-asian="normal" style:font-name-complex="Liberation Serif1" style:font-size-complex="12pt" style:font-style-complex="normal" style:font-weight-complex="normal" style:text-emphasize="none"/>
    </style:style>
    <style:style style:name="T17" style:family="text">
      <style:text-properties fo:color="#000000" style:font-name="Liberation Serif" fo:font-size="12pt" style:font-size-asian="12pt" style:font-name-complex="Liberation Serif1" style:font-size-complex="12pt"/>
    </style:style>
    <style:style style:name="T18" style:family="text">
      <style:text-properties fo:color="#000000" style:font-name="Liberation Serif" fo:font-size="12pt" style:font-name-asian="Liberation Serif1" style:font-size-asian="12pt" style:font-name-complex="Liberation Serif1" style:font-size-complex="12pt"/>
    </style:style>
    <style:style style:name="T19" style:family="text">
      <style:text-properties fo:color="#000000" style:font-name="Liberation Serif" fo:font-size="12pt" fo:background-color="#ffffff" style:font-size-asian="12pt" style:font-name-complex="Liberation Serif1" style:font-size-complex="12pt"/>
    </style:style>
    <style:style style:name="T20" style:family="text">
      <style:text-properties fo:color="#000000" style:font-name="Liberation Serif" fo:font-size="12pt" fo:background-color="#ffffff" style:font-size-asian="12pt" style:font-name-complex="Liberation Serif1" style:font-size-complex="12pt" style:font-weight-complex="bold"/>
    </style:style>
    <style:style style:name="T21" style:family="text">
      <style:text-properties fo:color="#000000" style:font-name="Liberation Serif" fo:font-size="12pt" fo:background-color="#ffffff" style:font-name-asian="Liberation Serif1" style:font-size-asian="12pt" style:font-name-complex="Liberation Serif1" style:font-size-complex="12pt"/>
    </style:style>
    <style:style style:name="T22" style:family="text">
      <style:text-properties fo:color="#000000" style:font-name="Liberation Serif" fo:font-size="12pt" fo:background-color="#ffffff" style:font-name-asian="Liberation Serif1" style:font-size-asian="12pt" style:font-name-complex="Liberation Serif1" style:font-size-complex="12pt" style:font-weight-complex="bold"/>
    </style:style>
    <style:style style:name="T23" style:family="text">
      <style:text-properties fo:color="#000000" style:font-name="Liberation Serif" style:font-name-complex="Liberation Serif1"/>
    </style:style>
    <style:style style:name="T24" style:family="text">
      <style:text-properties fo:color="#000000" style:font-name="Liberation Serif" style:font-name-asian="Liberation Serif1" style:font-name-complex="Liberation Serif1"/>
    </style:style>
    <style:style style:name="T25" style:family="text">
      <style:text-properties fo:color="#000000" style:font-name="Liberation Serif" fo:background-color="#ffffff" style:font-name-complex="Liberation Serif1"/>
    </style:style>
    <style:style style:name="T26" style:family="text">
      <style:text-properties fo:color="#000000" style:font-name="Liberation Serif" fo:background-color="#ffffff" style:font-name-complex="Liberation Serif1" style:font-weight-complex="bold"/>
    </style:style>
    <style:style style:name="T27" style:family="text">
      <style:text-properties fo:color="#000000" style:font-name="Liberation Serif" fo:background-color="#ffffff" style:font-name-asian="Liberation Serif1" style:font-name-complex="Liberation Serif1"/>
    </style:style>
    <style:style style:name="T28" style:family="text">
      <style:text-properties fo:color="#000000" style:font-name="Liberation Serif" fo:background-color="#ffffff" style:font-name-asian="Liberation Serif1" style:font-name-complex="Liberation Serif1" style:font-weight-complex="bold"/>
    </style:style>
    <style:style style:name="T29" style:family="text">
      <style:text-properties fo:color="#000000" style:font-name="Liberation Serif" fo:font-size="13pt" style:font-size-asian="13pt" style:font-name-complex="Liberation Serif1" style:font-size-complex="13pt"/>
    </style:style>
    <style:style style:name="T30" style:family="text">
      <style:text-properties fo:color="#000000" style:font-name="Liberation Serif" fo:font-size="13pt" style:font-name-asian="Liberation Serif1" style:font-size-asian="13pt" style:font-name-complex="Liberation Serif1" style:font-size-complex="13pt"/>
    </style:style>
    <style:style style:name="T31" style:family="text">
      <style:text-properties fo:color="#000000" style:font-name="Liberation Serif" fo:font-size="13pt" fo:background-color="#ffffff" style:font-size-asian="13pt" style:font-name-complex="Liberation Serif1" style:font-size-complex="13pt"/>
    </style:style>
    <style:style style:name="T32" style:family="text">
      <style:text-properties fo:color="#000000" style:font-name="Liberation Serif" fo:font-size="13pt" fo:background-color="#ffffff" style:font-size-asian="13pt" style:font-name-complex="Liberation Serif1" style:font-size-complex="13pt" style:font-weight-complex="bold"/>
    </style:style>
    <style:style style:name="T33" style:family="text">
      <style:text-properties fo:color="#000000" style:font-name="Liberation Serif" fo:font-size="13pt" fo:background-color="#ffffff" style:font-name-asian="Liberation Serif1" style:font-size-asian="13pt" style:font-name-complex="Liberation Serif1" style:font-size-complex="13pt"/>
    </style:style>
    <style:style style:name="T34" style:family="text">
      <style:text-properties fo:color="#000000" style:font-name="Liberation Serif" fo:font-size="13pt" fo:background-color="#ffffff" style:font-name-asian="Liberation Serif1" style:font-size-asian="13pt" style:font-name-complex="Liberation Serif1" style:font-size-complex="13pt" style:font-weight-complex="bold"/>
    </style:style>
    <style:style style:name="T35" style:family="text">
      <style:text-properties fo:color="#000000" fo:font-size="13pt" fo:background-color="#ffffff" style:font-name-asian="Liberation Serif1" style:font-size-asian="13pt" style:font-name-complex="Liberation Serif1" style:font-size-complex="13pt"/>
    </style:style>
    <style:style style:name="T36" style:family="text">
      <style:text-properties style:font-size-asian="12pt" style:font-name-complex="Liberation Serif1" style:font-size-complex="12pt"/>
    </style:style>
    <style:style style:name="T37" style:family="text">
      <style:text-properties style:font-name-complex="Liberation Serif1"/>
    </style:style>
    <style:style style:name="T38" style:family="text">
      <style:text-properties fo:font-variant="normal" fo:text-transform="none" fo:color="#000000" fo:font-size="12pt" fo:letter-spacing="normal" fo:font-style="normal" fo:font-weight="normal" fo:background-color="#ffffff" style:font-name-asian="Liberation Serif1" style:font-size-asian="12pt" style:font-name-complex="Liberation Serif1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fo:background-color="#ffffff" style:font-name-asian="Liberation Serif1" style:font-size-asian="12pt" style:font-name-complex="Liberation Serif1" style:font-size-complex="12pt"/>
    </style:style>
    <style:style style:name="T40" style:family="text">
      <style:text-properties fo:font-variant="normal" fo:text-transform="none" fo:color="#000000" style:font-name="Liberation Serif" fo:letter-spacing="normal" fo:font-style="normal" fo:font-weight="normal" fo:background-color="#ffffff" style:font-name-asian="Liberation Serif1" style:font-name-complex="Liberation Serif1"/>
    </style:style>
    <style:style style:name="T41" style:family="text">
      <style:text-properties fo:font-variant="normal" fo:text-transform="none" fo:color="#000000" style:font-name="Liberation Serif" fo:font-size="13pt" fo:letter-spacing="normal" fo:font-style="normal" fo:font-weight="normal" fo:background-color="#ffffff" style:font-name-asian="Liberation Serif1" style:font-size-asian="13pt" style:font-name-complex="Liberation Serif1" style:font-size-complex="13pt"/>
    </style:style>
    <style:style style:name="T42" style:family="text">
      <style:text-properties fo:font-variant="normal" fo:text-transform="none" fo:letter-spacing="normal" fo:font-style="normal" fo:font-weight="normal" style:font-name-asian="Liberation Serif1" style:font-style-asian="normal" style:font-weight-asian="normal" style:font-name-complex="Liberation Serif1"/>
    </style:style>
    <style:style style:name="T43" style:family="text">
      <style:text-properties fo:font-variant="normal" fo:text-transform="none" fo:letter-spacing="normal" fo:font-style="normal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44" style:family="text">
      <style:text-properties fo:font-variant="normal" fo:text-transform="none" style:font-name="Liberation Serif" fo:font-size="12pt" fo:letter-spacing="normal" fo:font-style="normal" fo:font-weight="normal" fo:background-color="#ffffff" style:font-name-asian="Liberation Serif1" style:font-size-asian="12pt" style:font-name-complex="Liberation Serif1" style:font-size-complex="12pt"/>
    </style:style>
    <style:style style:name="T45" style:family="text">
      <style:text-properties fo:font-variant="normal" fo:text-transform="none" style:font-name="Liberation Serif" fo:font-size="13pt" fo:letter-spacing="normal" fo:font-style="normal" fo:font-weight="normal" fo:background-color="#ffffff" style:font-name-asian="Liberation Serif1" style:font-size-asian="13pt" style:font-name-complex="Liberation Serif1" style:font-size-complex="13pt"/>
    </style:style>
    <style:style style:name="T46" style:family="text">
      <style:text-properties fo:font-variant="normal" fo:text-transform="none" fo:color="#333333" style:font-name="arial" fo:font-size="7.5pt" fo:letter-spacing="normal" fo:font-style="normal" fo:font-weight="normal" style:font-name-asian="Liberation Serif1" style:font-style-asian="normal" style:font-weight-asian="normal" style:font-name-complex="Liberation Serif1"/>
    </style:style>
    <style:style style:name="T47" style:family="text">
      <style:text-properties fo:font-variant="normal" fo:text-transform="none" fo:color="#333333" style:font-name="Liberation Serif" fo:font-size="9pt" fo:letter-spacing="normal" fo:font-style="normal" fo:font-weight="normal" fo:background-color="#ffffff" style:font-name-asian="Liberation Serif1" style:font-size-asian="12pt" style:font-name-complex="Liberation Serif1" style:font-size-complex="12pt"/>
    </style:style>
    <style:style style:name="T48" style:family="text">
      <style:text-properties fo:font-variant="normal" fo:text-transform="none" fo:color="#333333" style:font-name="Liberation Serif" fo:letter-spacing="normal" fo:font-style="normal" fo:font-weight="normal" fo:background-color="#ffffff" style:font-name-asian="Liberation Serif1" style:font-name-complex="Liberation Serif1"/>
    </style:style>
    <style:style style:name="T49" style:family="text">
      <style:text-properties fo:font-variant="normal" fo:text-transform="none" fo:color="#333333" style:font-name="Liberation Serif" fo:font-size="13pt" fo:letter-spacing="normal" fo:font-style="normal" fo:font-weight="normal" fo:background-color="#ffffff" style:font-name-asian="Liberation Serif1" style:font-size-asian="13pt" style:font-name-complex="Liberation Serif1" style:font-size-complex="13pt"/>
    </style:style>
    <style:style style:name="T50" style:family="text">
      <style:text-properties fo:font-variant="normal" fo:text-transform="none" fo:color="#333333" style:font-name="Tahoma" fo:font-size="9pt" fo:letter-spacing="normal" fo:font-style="normal" fo:font-weight="normal" fo:background-color="#ffffff" style:font-name-asian="Liberation Serif1" style:font-size-asian="12pt" style:font-name-complex="Liberation Serif1" style:font-size-complex="12pt"/>
    </style:style>
    <style:style style:name="T51" style:family="text">
      <style:text-properties fo:font-variant="normal" fo:text-transform="none" fo:color="#333333" fo:font-size="9pt" fo:letter-spacing="normal" fo:font-style="normal" fo:font-weight="normal" fo:background-color="#ffffff" style:font-name-asian="Liberation Serif1" style:font-size-asian="12pt" style:font-name-complex="Liberation Serif1" style:font-size-complex="12pt"/>
    </style:style>
    <style:style style:name="T52" style:family="text">
      <style:text-properties fo:font-variant="normal" fo:text-transform="none" style:font-name="arial" fo:font-size="7.5pt" fo:letter-spacing="normal" fo:font-style="normal" fo:font-weight="normal" style:font-name-asian="Liberation Serif1" style:font-style-asian="normal" style:font-weight-asian="normal" style:font-name-complex="Liberation Serif1"/>
    </style:style>
    <style:style style:name="T53" style:family="text">
      <style:text-properties fo:font-variant="normal" fo:text-transform="none" fo:font-size="7.5pt" fo:letter-spacing="normal" fo:font-style="normal" fo:font-weight="normal" style:font-name-asian="Liberation Serif1" style:font-style-asian="normal" style:font-weight-asian="normal" style:font-name-complex="Liberation Serif1"/>
    </style:style>
    <style:style style:name="T54" style:family="text">
      <style:text-properties fo:font-variant="normal" fo:text-transform="none" fo:color="#464b4d" style:font-name="Liberation Serif" fo:font-size="9pt" fo:letter-spacing="normal" fo:font-style="normal" fo:font-weight="normal" fo:background-color="#ffffff" style:font-name-asian="Liberation Serif1" style:font-size-asian="13pt" style:font-name-complex="Liberation Serif1" style:font-size-complex="13pt"/>
    </style:style>
    <style:style style:name="T55" style:family="text">
      <style:text-properties fo:font-variant="normal" fo:text-transform="none" fo:color="#464b4d" style:font-name="Liberation Serif" fo:letter-spacing="normal" fo:font-style="normal" fo:font-weight="normal" fo:background-color="#ffffff" style:font-name-asian="Liberation Serif1" style:font-name-complex="Liberation Serif1"/>
    </style:style>
    <style:style style:name="T56" style:family="text">
      <style:text-properties fo:font-variant="normal" fo:text-transform="none" fo:color="#464b4d" style:font-name="Liberation Serif" fo:font-size="12pt" fo:letter-spacing="normal" fo:font-style="normal" fo:font-weight="normal" fo:background-color="#ffffff" style:font-name-asian="Liberation Serif1" style:font-size-asian="12pt" style:font-name-complex="Liberation Serif1" style:font-size-complex="12pt"/>
    </style:style>
    <style:style style:name="T57" style:family="text">
      <style:text-properties fo:font-variant="normal" fo:text-transform="none" fo:color="#464b4d" style:font-name="Verdana4" fo:font-size="9pt" fo:letter-spacing="normal" fo:font-style="normal" fo:font-weight="normal" fo:background-color="#ffffff" style:font-name-asian="Liberation Serif1" style:font-size-asian="13pt" style:font-name-complex="Liberation Serif1" style:font-size-complex="13pt"/>
    </style:style>
    <style:style style:name="T58" style:family="text">
      <style:text-properties fo:font-variant="normal" fo:text-transform="none" fo:color="#464b4d" fo:font-size="9pt" fo:letter-spacing="normal" fo:font-style="normal" fo:font-weight="normal" fo:background-color="#ffffff" style:font-name-asian="Liberation Serif1" style:font-size-asian="13pt" style:font-name-complex="Liberation Serif1" style:font-size-complex="13pt"/>
    </style:style>
    <style:style style:name="T59" style:family="text">
      <style:text-properties style:font-name="Liberation Serif" fo:font-size="12pt" fo:background-color="#ffffff" style:font-name-asian="Liberation Serif1" style:font-size-asian="12pt" style:font-name-complex="Liberation Serif1" style:font-size-complex="12pt"/>
    </style:style>
    <style:style style:name="T60" style:family="text">
      <style:text-properties style:font-name="Liberation Serif" fo:font-size="13pt" style:font-size-asian="13pt" style:font-name-complex="Liberation Serif1" style:font-size-complex="13pt"/>
    </style:style>
    <style:style style:name="T61" style:family="text">
      <style:text-properties style:font-name="Liberation Serif" fo:font-size="13pt" style:font-name-asian="Liberation Serif1" style:font-size-asian="13pt" style:font-name-complex="Liberation Serif1" style:font-size-complex="13pt"/>
    </style:style>
    <style:style style:name="T62" style:family="text">
      <style:text-properties style:font-name="Liberation Serif" fo:font-size="13pt" fo:background-color="#ffffff" style:font-size-asian="13pt" style:font-name-complex="Liberation Serif1" style:font-size-complex="13pt"/>
    </style:style>
    <style:style style:name="T63" style:family="text">
      <style:text-properties style:font-name="Liberation Serif" fo:font-size="13pt" fo:background-color="#ffffff" style:font-size-asian="13pt" style:font-name-complex="Liberation Serif1" style:font-size-complex="13pt" style:font-weight-complex="bold"/>
    </style:style>
    <style:style style:name="T64" style:family="text">
      <style:text-properties style:font-name="Liberation Serif" fo:font-size="13pt" fo:background-color="#ffffff" style:font-name-asian="Liberation Serif1" style:font-size-asian="13pt" style:font-name-complex="Liberation Serif1" style:font-size-complex="13pt"/>
    </style:style>
    <style:style style:name="T65" style:family="text">
      <style:text-properties style:font-name="Liberation Serif" fo:font-size="13pt" fo:background-color="#ffffff" style:font-name-asian="Liberation Serif1" style:font-size-asian="13pt" style:font-name-complex="Liberation Serif1" style:font-size-complex="13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gzemplarze<text:span text:style-name="T1"> </text:span>recenzenckie<text:span text:style-name="T1"> </text:span>książki<text:span text:style-name="T1"> „</text:span>Porzucić<text:span text:style-name="T1"> </text:span>etyczną<text:span text:style-name="T1"> </text:span>arogancję.<text:span text:style-name="T1"> </text:span>Ku<text:span text:style-name="T1"> </text:span>redefinicji<text:span text:style-name="T1"> </text:span>podstawowych<text:span text:style-name="T1"> </text:span>pojęć<text:span text:style-name="T1"> </text:span>humanistyki<text:span text:style-name="T1"> </text:span>w<text:span text:style-name="T1"> </text:span>świetle<text:span text:style-name="T1"> </text:span>wydarzenia<text:span text:style-name="T1"> </text:span>Szoa<text:span text:style-name="T1">” – </text:span>pod<text:span text:style-name="T1"> </text:span>red.<text:span text:style-name="T1"> </text:span>Beaty<text:span text:style-name="T1"> </text:span>Anny<text:span text:style-name="T1"> </text:span>Polak<text:span text:style-name="T1"> </text:span>i<text:span text:style-name="T1"> </text:span>Tomasza<text:span text:style-name="T1"> </text:span>Polaka</text:p>
      <text:p text:style-name="P1"/>
      <text:list xml:id="list1264521054" text:style-name="L1">
        <text:list-item>
          <text:p text:style-name="P3"><text:span text:style-name="T37">Prof.</text:span><text:span text:style-name="T2"> </text:span><text:span text:style-name="T37">Jan</text:span><text:span text:style-name="T2"> </text:span><text:span text:style-name="T37">Woleński</text:span><text:span text:style-name="T2"> </text:span><text:span text:style-name="T37">(UJ)</text:span><text:span text:style-name="T2"> – Instytut Filozofii UJ, </text:span><text:span text:style-name="T42">ul. Grodzka 52, <text:s/>31-044 Kraków</text:span></text:p>
        </text:list-item>
        <text:list-item>
          <text:p text:style-name="P2">Prof.<text:span text:style-name="T1"> </text:span>Ewa<text:span text:style-name="T1"> </text:span>Domańska<text:span text:style-name="T1"> </text:span>(UAM)<text:span text:style-name="T1"> – </text:span>Wydział<text:span text:style-name="T1"> </text:span>Historyczny<text:span text:style-name="T1"> – </text:span>poczta<text:span text:style-name="T1"> </text:span>wewnętrzna</text:p>
        </text:list-item>
        <text:list-item>
          <text:p text:style-name="P5"><text:span text:style-name="T29">Prof.</text:span><text:span text:style-name="T30"> </text:span><text:span text:style-name="T29">Barbara</text:span><text:span text:style-name="T30"> </text:span><text:span text:style-name="T29">Engelking</text:span><text:span text:style-name="T30"> – </text:span><text:span text:style-name="T32">Centrum</text:span><text:span text:style-name="T34"> </text:span><text:span text:style-name="T32">Badań</text:span><text:span text:style-name="T34"> </text:span><text:span text:style-name="T32">nad</text:span><text:span text:style-name="T34"> </text:span><text:span text:style-name="T32">Zagładą</text:span><text:span text:style-name="T34"> </text:span><text:span text:style-name="T32">Żydów,</text:span><text:span text:style-name="T34"> </text:span><text:span text:style-name="apple-style-span"><text:span text:style-name="T31">ul.</text:span></text:span><text:span text:style-name="apple-style-span"><text:span text:style-name="T33"> </text:span></text:span><text:span text:style-name="apple-style-span"><text:span text:style-name="T31">Nowy</text:span></text:span><text:span text:style-name="apple-style-span"><text:span text:style-name="T33"> </text:span></text:span><text:span text:style-name="apple-style-span"><text:span text:style-name="T31">Świat</text:span></text:span><text:span text:style-name="apple-style-span"><text:span text:style-name="T33"> </text:span></text:span><text:span text:style-name="apple-style-span"><text:span text:style-name="T31">72,</text:span></text:span><text:span text:style-name="apple-style-span"><text:span text:style-name="T33"> </text:span></text:span><text:span text:style-name="apple-style-span"><text:span text:style-name="T31">00-330</text:span></text:span><text:span text:style-name="apple-style-span"><text:span text:style-name="T33"> </text:span></text:span><text:span text:style-name="apple-style-span"><text:span text:style-name="T31">Warszawa</text:span></text:span><text:span text:style-name="apple-style-span"><text:span text:style-name="T33"> </text:span></text:span></text:p>
        </text:list-item>
        <text:list-item>
          <text:p text:style-name="P5"><text:span text:style-name="apple-style-span"><text:span text:style-name="T31">Prof.</text:span></text:span><text:span text:style-name="apple-style-span"><text:span text:style-name="T33"> </text:span></text:span><text:span text:style-name="apple-style-span"><text:span text:style-name="T31">Jan</text:span></text:span><text:span text:style-name="apple-style-span"><text:span text:style-name="T33"> </text:span></text:span><text:span text:style-name="apple-style-span"><text:span text:style-name="T31">Grabowski</text:span></text:span><text:span text:style-name="apple-style-span"><text:span text:style-name="T33"> –</text:span></text:span><text:span text:style-name="T30"> </text:span><text:span text:style-name="T32">Centrum</text:span><text:span text:style-name="T34"> </text:span><text:span text:style-name="T32">Badań</text:span><text:span text:style-name="T34"> </text:span><text:span text:style-name="T32">nad</text:span><text:span text:style-name="T34"> </text:span><text:span text:style-name="T32">Zagładą</text:span><text:span text:style-name="T34"> </text:span><text:span text:style-name="T32">Żydów,</text:span><text:span text:style-name="T34"> </text:span><text:span text:style-name="apple-style-span"><text:span text:style-name="T31">ul.</text:span></text:span><text:span text:style-name="apple-style-span"><text:span text:style-name="T33"> </text:span></text:span><text:span text:style-name="apple-style-span"><text:span text:style-name="T31">Nowy</text:span></text:span><text:span text:style-name="apple-style-span"><text:span text:style-name="T33"> </text:span></text:span><text:span text:style-name="apple-style-span"><text:span text:style-name="T31">Świat</text:span></text:span><text:span text:style-name="apple-style-span"><text:span text:style-name="T33"> </text:span></text:span><text:span text:style-name="apple-style-span"><text:span text:style-name="T31">72,</text:span></text:span><text:span text:style-name="apple-style-span"><text:span text:style-name="T33"> </text:span></text:span><text:span text:style-name="apple-style-span"><text:span text:style-name="T31">00-330</text:span></text:span><text:span text:style-name="apple-style-span"><text:span text:style-name="T33"> </text:span></text:span><text:span text:style-name="apple-style-span"><text:span text:style-name="T31">Warszawa</text:span></text:span></text:p>
        </text:list-item>
        <text:list-item>
          <text:p text:style-name="P5"><text:span text:style-name="apple-style-span"><text:span text:style-name="T31">Prof.</text:span></text:span><text:span text:style-name="apple-style-span"><text:span text:style-name="T33"> </text:span></text:span><text:span text:style-name="apple-style-span"><text:span text:style-name="T31">Wojciech</text:span></text:span><text:span text:style-name="apple-style-span"><text:span text:style-name="T33"> </text:span></text:span><text:span text:style-name="apple-style-span"><text:span text:style-name="T31">Wrzosek</text:span></text:span><text:span text:style-name="apple-style-span"><text:span text:style-name="T33"> – </text:span></text:span><text:span text:style-name="apple-style-span"><text:span text:style-name="T31">Wydział</text:span></text:span><text:span text:style-name="apple-style-span"><text:span text:style-name="T33"> </text:span></text:span><text:span text:style-name="apple-style-span"><text:span text:style-name="T31">Historyczny</text:span></text:span><text:span text:style-name="apple-style-span"><text:span text:style-name="T33"> – </text:span></text:span><text:span text:style-name="apple-style-span"><text:span text:style-name="T31">poczta</text:span></text:span><text:span text:style-name="apple-style-span"><text:span text:style-name="T33"> </text:span></text:span><text:span text:style-name="apple-style-span"><text:span text:style-name="T31">wewnętrzna</text:span></text:span><text:span text:style-name="apple-style-span"><text:span text:style-name="T33"> </text:span></text:span></text:p>
        </text:list-item>
        <text:list-item>
          <text:p text:style-name="P5"><text:span text:style-name="apple-style-span"><text:span text:style-name="T31">Prof.</text:span></text:span><text:span text:style-name="apple-style-span"><text:span text:style-name="T33"> </text:span></text:span><text:span text:style-name="apple-style-span"><text:span text:style-name="T31">Michał</text:span></text:span><text:span text:style-name="apple-style-span"><text:span text:style-name="T33"> </text:span></text:span><text:span text:style-name="apple-style-span"><text:span text:style-name="T31">Głowiński</text:span></text:span><text:span text:style-name="apple-style-span"><text:span text:style-name="T33"> </text:span></text:span><text:span text:style-name="apple-style-span"><text:span text:style-name="T31">-</text:span></text:span><text:span text:style-name="apple-style-span"><text:span text:style-name="T33"> </text:span></text:span></text:p>
        </text:list-item>
        <text:list-item>
          <text:p text:style-name="P5"><text:span text:style-name="apple-style-span"><text:span text:style-name="T33">Prof. Jerzy Szacki - </text:span></text:span></text:p>
        </text:list-item>
        <text:list-item>
          <text:p text:style-name="P5"><text:span text:style-name="apple-style-span"><text:span text:style-name="T21">Prof. Leszek Koczanowicz – </text:span></text:span><text:span text:style-name="apple-style-span"><text:span text:style-name="T39">ul. Ostrowskiego 30, 53-238 Wrocław – 2 egzemplarze, przekaże dalej</text:span></text:span></text:p>
        </text:list-item>
        <text:list-item>
          <text:p text:style-name="P5"><text:span text:style-name="apple-style-span"><text:span text:style-name="T33">Prof. Paweł Śpiewak - </text:span></text:span><text:span text:style-name="apple-style-span"><text:span text:style-name="T41">Instytut Socjologii Uniwersytetu Warszawskiego, 00-927 Warszawa, ul. Karowa 18</text:span></text:span></text:p>
        </text:list-item>
        <text:list-item>
          <text:p text:style-name="P5"><text:span text:style-name="apple-style-span"><text:span text:style-name="T41">Prof. Gabriela Matuszek – Studium Literacko-Artystyczne UJ, ul. Gołębia 16, 31-007 Kraków</text:span></text:span></text:p>
        </text:list-item>
        <text:list-item>
          <text:p text:style-name="P5"><text:span text:style-name="apple-style-span"><text:span text:style-name="T41">Dr Piotr Forecki – Wydział Nauk Politycznych i Dziennikarstwa UAM, Zakład Kultury Politycznej – poczta wewnętrzna</text:span></text:span></text:p>
        </text:list-item>
        <text:list-item>
          <text:p text:style-name="P5"><text:span text:style-name="apple-style-span"><text:span text:style-name="T41">Prof. Michał Paweł Markowski - Department of Slavic and Baltic Languages and Literatures , University of Illinois at Chicago, 601 South Morgan Street, 1630 University Hal, Chicago, IL 60607-7116 lub: Centrum Studiów Humanistycznych, Uniwersytet Jagielloński, ul. Grodzka 64, 31-044 Kraków</text:span></text:span></text:p>
        </text:list-item>
        <text:list-item>
          <text:p text:style-name="P5"><text:span text:style-name="apple-style-span"><text:span text:style-name="T41">Prof. Stanisław Obirek – Uniwersytet Łódzki, Katedra Studiów Transatlantyckich i Mediów Masowych, ul. Składowa 41/43, 90-127 Łódź</text:span></text:span></text:p>
        </text:list-item>
        <text:list-item>
          <text:p text:style-name="P5"><text:span text:style-name="apple-style-span"><text:span text:style-name="T41">Prof. Zbigniew Mikołejko – ul. Bernardyńska 1a/71, 02-904 Warszawa</text:span></text:span></text:p>
        </text:list-item>
        <text:list-item>
          <text:p text:style-name="P5"><text:span text:style-name="apple-style-span"><text:span text:style-name="T41">Dr Sebastian Duda – ul. Wańkowicza 5b/79, 02-796 Warszawa</text:span></text:span></text:p>
        </text:list-item>
      </text:list>
      <text:p text:style-name="P4"/>
      <text:p text:style-name="P4"><text:span text:style-name="apple-style-span"><text:span text:style-name="T12">Autorzy tomu – egzemplarze autorskie:</text:span></text:span></text:p>
      <text:p text:style-name="P4"/>
      <text:list xml:id="list1292819913" text:style-name="L2">
        <text:list-item>
          <text:p text:style-name="P6"><text:span text:style-name="apple-style-span"><text:span text:style-name="T10">Prof.</text:span></text:span><text:span text:style-name="apple-style-span"><text:span text:style-name="T11"> </text:span></text:span><text:span text:style-name="apple-style-span"><text:span text:style-name="T10">Maria</text:span></text:span><text:span text:style-name="apple-style-span"><text:span text:style-name="T11"> </text:span></text:span><text:span text:style-name="apple-style-span"><text:span text:style-name="T10">Janion</text:span></text:span><text:span text:style-name="apple-style-span"><text:span text:style-name="T11"> – </text:span></text:span><text:span text:style-name="apple-style-span"><text:span text:style-name="T10">ul.</text:span></text:span><text:span text:style-name="apple-style-span"><text:span text:style-name="T11"> </text:span></text:span><text:span text:style-name="apple-style-span"><text:span text:style-name="T10">Niemcewicza</text:span></text:span><text:span text:style-name="apple-style-span"><text:span text:style-name="T11"> </text:span></text:span><text:span text:style-name="apple-style-span"><text:span text:style-name="T10">24/24,</text:span></text:span><text:span text:style-name="apple-style-span"><text:span text:style-name="T11"> </text:span></text:span><text:span text:style-name="apple-style-span"><text:span text:style-name="T10">02-306</text:span></text:span><text:span text:style-name="apple-style-span"><text:span text:style-name="T11"> </text:span></text:span><text:span text:style-name="apple-style-span"><text:span text:style-name="T10">Warszawa – 3 egzemplarze, prof. Janion przekaże je dalej</text:span></text:span></text:p>
        </text:list-item>
        <text:list-item>
          <text:p text:style-name="P6"><text:span text:style-name="apple-style-span"><text:span text:style-name="T10">Prof.</text:span></text:span><text:span text:style-name="apple-style-span"><text:span text:style-name="T11"> </text:span></text:span><text:span text:style-name="apple-style-span"><text:span text:style-name="T10">Shoshana</text:span></text:span><text:span text:style-name="apple-style-span"><text:span text:style-name="T11"> </text:span></text:span><text:span text:style-name="apple-style-span"><text:span text:style-name="T10">Ronen</text:span></text:span><text:span text:style-name="apple-style-span"><text:span text:style-name="T11"> – </text:span></text:span><text:span text:style-name="apple-style-span"><text:span text:style-name="T13">ul.</text:span></text:span><text:span text:style-name="apple-style-span"><text:span text:style-name="T15"> </text:span></text:span><text:span text:style-name="apple-style-span"><text:span text:style-name="T14">Dąbrowskiego</text:span></text:span><text:span text:style-name="apple-style-span"><text:span text:style-name="T15"> </text:span></text:span><text:span text:style-name="apple-style-span"><text:span text:style-name="T14">26</text:span></text:span><text:span text:style-name="apple-style-span"><text:span text:style-name="T15"> </text:span></text:span><text:span text:style-name="apple-style-span"><text:span text:style-name="T14">m.</text:span></text:span><text:span text:style-name="apple-style-span"><text:span text:style-name="T15"> </text:span></text:span><text:span text:style-name="apple-style-span"><text:span text:style-name="T14">15, 02-561 Warszawa</text:span></text:span></text:p>
        </text:list-item>
        <text:list-item>
          <text:p text:style-name="P6"><text:span text:style-name="apple-style-span"><text:span text:style-name="T10">Olga</text:span></text:span><text:span text:style-name="apple-style-span"><text:span text:style-name="T11"> </text:span></text:span><text:span text:style-name="apple-style-span"><text:span text:style-name="T10">Orzeł</text:span></text:span><text:span text:style-name="apple-style-span"><text:span text:style-name="T11"> </text:span></text:span><text:span text:style-name="apple-style-span"><text:span text:style-name="T10">Warskog</text:span></text:span><text:span text:style-name="apple-style-span"><text:span text:style-name="T11"> – </text:span></text:span><text:span text:style-name="apple-style-span"><text:span text:style-name="T16">ul.</text:span></text:span><text:span text:style-name="apple-style-span"><text:span text:style-name="T15"> </text:span></text:span><text:span text:style-name="apple-style-span"><text:span text:style-name="T14">Wiktorska</text:span></text:span><text:span text:style-name="apple-style-span"><text:span text:style-name="T15"> </text:span></text:span><text:span text:style-name="apple-style-span"><text:span text:style-name="T14">80</text:span></text:span><text:span text:style-name="apple-style-span"><text:span text:style-name="T15"> </text:span></text:span><text:span text:style-name="apple-style-span"><text:span text:style-name="T14">m.</text:span></text:span><text:span text:style-name="apple-style-span"><text:span text:style-name="T15"> </text:span></text:span><text:span text:style-name="apple-style-span"><text:span text:style-name="T14">32,</text:span></text:span><text:span text:style-name="apple-style-span"><text:span text:style-name="T15"> </text:span></text:span><text:span text:style-name="apple-style-span"><text:span text:style-name="T14">02-582</text:span></text:span><text:span text:style-name="apple-style-span"><text:span text:style-name="T15"> </text:span></text:span><text:span text:style-name="apple-style-span"><text:span text:style-name="T14">Warszawa</text:span></text:span></text:p>
        </text:list-item>
        <text:list-item>
          <text:p text:style-name="P6"><text:span text:style-name="apple-style-span"><text:span text:style-name="T10">Katarzyna</text:span></text:span><text:span text:style-name="apple-style-span"><text:span text:style-name="T11"> </text:span></text:span><text:span text:style-name="apple-style-span"><text:span text:style-name="T10">Czeczot</text:span></text:span><text:span text:style-name="apple-style-span"><text:span text:style-name="T11"> – </text:span></text:span><text:span text:style-name="apple-style-span"><text:span text:style-name="T16">ul.</text:span></text:span><text:span text:style-name="apple-style-span"><text:span text:style-name="T15"> </text:span></text:span><text:span text:style-name="apple-style-span"><text:span text:style-name="T14">Jasna</text:span></text:span><text:span text:style-name="apple-style-span"><text:span text:style-name="T15"> </text:span></text:span><text:span text:style-name="apple-style-span"><text:span text:style-name="T14">7</text:span></text:span><text:span text:style-name="apple-style-span"><text:span text:style-name="T15"> </text:span></text:span><text:span text:style-name="apple-style-span"><text:span text:style-name="T14">m.</text:span></text:span><text:span text:style-name="apple-style-span"><text:span text:style-name="T15"> </text:span></text:span><text:span text:style-name="apple-style-span"><text:span text:style-name="T14">23,</text:span></text:span><text:span text:style-name="apple-style-span"><text:span text:style-name="T15"> </text:span></text:span><text:span text:style-name="apple-style-span"><text:span text:style-name="T14">00-007</text:span></text:span><text:span text:style-name="apple-style-span"><text:span text:style-name="T15"> </text:span></text:span><text:span text:style-name="apple-style-span"><text:span text:style-name="T14">Warszawa</text:span></text:span></text:p>
        </text:list-item>
        <text:list-item>
          <text:p text:style-name="P6"><text:span text:style-name="apple-style-span"><text:span text:style-name="T16">Prof. Maria</text:span></text:span><text:span text:style-name="apple-style-span"><text:span text:style-name="T15"> </text:span></text:span><text:span text:style-name="apple-style-span"><text:span text:style-name="T14">Szyszkowska</text:span></text:span><text:span text:style-name="apple-style-span"><text:span text:style-name="T15"> – </text:span></text:span><text:span text:style-name="apple-style-span"><text:span text:style-name="T14">Strzelce</text:span></text:span><text:span text:style-name="apple-style-span"><text:span text:style-name="T15"> </text:span></text:span><text:span text:style-name="apple-style-span"><text:span text:style-name="T14">dom</text:span></text:span><text:span text:style-name="apple-style-span"><text:span text:style-name="T15"> </text:span></text:span><text:span text:style-name="apple-style-span"><text:span text:style-name="T14">26,</text:span></text:span><text:span text:style-name="apple-style-span"><text:span text:style-name="T15"> </text:span></text:span><text:span text:style-name="apple-style-span"><text:span text:style-name="T14">24-150</text:span></text:span><text:span text:style-name="apple-style-span"><text:span text:style-name="T15"> </text:span></text:span><text:span text:style-name="apple-style-span"><text:span text:style-name="T14">Nałęczów</text:span></text:span></text:p>
        </text:list-item>
        <text:list-item>
          <text:p text:style-name="P6"><text:span text:style-name="apple-style-span"><text:span text:style-name="T16">dr</text:span></text:span><text:span text:style-name="apple-style-span"><text:span text:style-name="T15"> </text:span></text:span><text:span text:style-name="apple-style-span"><text:span text:style-name="T14">hab.</text:span></text:span><text:span text:style-name="apple-style-span"><text:span text:style-name="T15"> </text:span></text:span><text:span text:style-name="apple-style-span"><text:span text:style-name="T14">Gernot</text:span></text:span><text:span text:style-name="apple-style-span"><text:span text:style-name="T15"> </text:span></text:span><text:span text:style-name="apple-style-span"><text:span text:style-name="T14">Weirich</text:span></text:span><text:span text:style-name="apple-style-span"><text:span text:style-name="T15"> – </text:span></text:span><text:span text:style-name="apple-style-span"><text:span text:style-name="T14">przekażę</text:span></text:span><text:span text:style-name="apple-style-span"><text:span text:style-name="T15"> </text:span></text:span><text:span text:style-name="apple-style-span"><text:span text:style-name="T14">tom</text:span></text:span><text:span text:style-name="apple-style-span"><text:span text:style-name="T15"> </text:span></text:span><text:span text:style-name="apple-style-span"><text:span text:style-name="T14">bezpośrednio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" svg:font-family="Tahoma, Helvetica, Arial, sans-serif"/>
    <style:font-face style:name="Verdana2" svg:font-family="Verdana, Arial, Helvetica"/>
    <style:font-face style:name="Verdana4" svg:font-family="Verdana, Arial, Helvetica, sans-serif"/>
    <style:font-face style:name="Verdana" svg:font-family="Verdana, Geneva, Tahoma, sans-serif"/>
    <style:font-face style:name="Verdana1" svg:font-family="Verdana, Tahoma, Arial, Helvetica, sans-serif"/>
    <style:font-face style:name="Verdana3" svg:font-family="Verdana, Tahoma, 'Helvetica CE', sans-serif"/>
    <style:font-face style:name="arial" svg:font-family="arial"/>
    <style:font-face style:name="Times New Roman1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DejaVu Sans Condensed1" svg:font-family="'DejaVu Sans Condensed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l" fo:country="PL" style:font-name-asian="DejaVu Sans Condensed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pl" fo:country="PL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1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Absatz-Standardschriftart" style:family="text"/>
    <style:style style:name="Domyślna_20_czcionka_20_akapitu" style:display-name="Domyślna czcionka akapitu" style:family="text"/>
    <style:style style:name="apple-style-span" style:family="text" style:parent-style-name="Domyślna_20_czcionka_20_akapitu"/>
    <style:style style:name="apple-converted-space" style:family="text" style:parent-style-name="Domyślna_20_czcionka_20_akapitu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sta osób, którym warto przesłać egzemplarze recenzenckie książki „Porzucić etyczną arogancję</dc:title>
    <meta:initial-creator>tp</meta:initial-creator>
    <meta:creation-date>2011-11-30T12:18:00</meta:creation-date>
    <dc:creator>tp</dc:creator>
    <dc:date>2011-11-30T17:19:00</dc:date>
    <meta:editing-cycles>2</meta:editing-cycles>
    <meta:editing-duration>PT5H1M</meta:editing-duration>
    <meta:generator>LibreOffice/3.4$Linux LibreOffice_project/340m1$Build-302</meta:generator>
    <meta:document-statistic meta:table-count="0" meta:image-count="0" meta:object-count="0" meta:page-count="1" meta:paragraph-count="23" meta:word-count="309" meta:character-count="1999" meta:non-whitespace-character-count="1722"/>
    <meta:user-defined meta:name="Informacja 1"/>
    <meta:user-defined meta:name="Informacja 2"/>
    <meta:user-defined meta:name="Informacja 3"/>
    <meta:user-defined meta:name="Informacja 4"/>
  </office:meta>
</office:document-meta>
</file>